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8">
            <text:p>18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4-20_07-43-52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 office:value-type="string">
            <text:p>2023-04-20_02-29-51_000.jpg</text:p>
          </table:table-cell>
          <table:table-cell table:style-name="ce26" office:value-type="string">
            <text:p>:m :PHOTO 寝た時刻 / 2023 / オナニー、未了、duration=40m時間ぐらい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4-20_08-08-23_000.jpg</text:p>
          </table:table-cell>
          <table:table-cell table:style-name="ce26" office:value-type="string">
            <text:p>:m :th,mysl / topic=本読み：儒教 / content=仁斎と、水戸学,id=~,other=~ / lang=ja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th,mysl / topic=本読み：儒教 / content=仁斎と、水戸学,id=~,other=~ / lang=ja">
            <text:p>:m :th,mysl / topic=本読み：儒教 / content=仁斎と、水戸学,id=~,other=~ / lang=ja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4-20_09-16-54_000.jpg</text:p>
          </table:table-cell>
          <table:table-cell table:style-name="ce26" office:value-type="string">
            <text:p>:m :th,mysl / topic=孟子 / content=「之を蔽害する」：自分で自分に、施している。,id=~,other=~ / lang=ja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th,mysl / topic=孟子 / content=「之を蔽害する」：自分で自分に、施している。,id=~,other=~ / lang=ja">
            <text:p>:m :th,mysl / topic=孟子 / content=「之を蔽害する」：自分で自分に、施している。,id=~,other=~ / lang=ja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4-20_10-47-12_000.jpg</text:p>
          </table:table-cell>
          <table:table-cell table:style-name="ce26" office:value-type="string">
            <text:p>:m #*# RES / JVEMV6 64#270_mushuukyoo_koishikawa / 『日本人は本当に無宗教なのか』 著者=礫川全次,校注=~ / p.34 / w=~,topic=一向宗；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#*# RES / JVEMV6 64#270_mushuukyoo_koishikawa / 『日本人は本当に無宗教なのか』 著者=礫川全次,校注=~ / p.34 / w=~,topic=一向宗；,publisher=~,other=~">
            <text:p>:m #*# RES / JVEMV6 64#270_mushuukyoo_koishikawa / 『日本人は本当に無宗教なのか』 著者=礫川全次,校注=~ / p.34 / w=~,topic=一向宗；,publisher=~,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4-20_08-52-12_000.jpg</text:p>
          </table:table-cell>
          <table:table-cell table:style-name="ce26" office:value-type="string">
            <text:p>:m #*# RES / JVEMV6 64#67_11_senshin / 『論語 先進』 著者=~,校注=~ / p.243+? / w=,topic=人物：リストに並べる,publisher=明治書院,other=list+:孔子：子路：冉求：公西華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9];CONCATENATE([.C9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 office:value-type="string">
            <text:p>2023-04-19_21-10-24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 office:value-type="string">
            <text:p>2023-04-20_13-37-38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 office:value-type="string">
            <text:p>2023-04-20_07-48-07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8" office:value-type="string">
            <text:p>2023-04-20_12-49-39_000.jpg</text:p>
          </table:table-cell>
          <table:table-cell table:style-name="ce26" office:value-type="string">
            <text:p>:m 1*1 RES / JVEMV6 64#238_maeno / 『微粒子から探る物性七変化』 著者=前野昌弘,校注=~ / p.106 / w=シリカゲル；塩化コバルト；活性白土；リンゴ酸；クエン酸；,topic=物性,publisher=~,other=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1*1 RES / JVEMV6 64#238_maeno / 『微粒子から探る物性七変化』 著者=前野昌弘,校注=~ / p.106 / w=シリカゲル；塩化コバルト；活性白土；リンゴ酸；クエン酸；,topic=物性,publisher=~,other=">
            <text:p>:m 1*1 RES / JVEMV6 64#238_maeno / 『微粒子から探る物性七変化』 著者=前野昌弘,校注=~ / p.106 / w=シリカゲル；塩化コバルト；活性白土；リンゴ酸；クエン酸；,topic=物性,publisher=~,other=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1">
            <text:p>11</text:p>
          </table:table-cell>
          <table:table-cell table:style-name="ce18" office:value-type="string">
            <text:p>2023-04-20_15-00-23_000.jpg</text:p>
          </table:table-cell>
          <table:table-cell table:style-name="ce26" office:value-type="string">
            <text:p>:m #*# RES / free# S87DP9 記事読み / id=DEWY(browser=yan) / media=ptv / theme=ウクライナ；米国；武器供与,content=~,w=~ / genre=~ /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#*# RES / free# S87DP9 記事読み / id=DEWY(browser=yan) / media=ptv / theme=ウクライナ；米国；武器供与,content=~,w=~ / genre=~ / other=~">
            <text:p>:m #*# RES / free# S87DP9 記事読み / id=DEWY(browser=yan) / media=ptv / theme=ウクライナ；米国；武器供与,content=~,w=~ / genre=~ / 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4-20_15-00-38_000.jpg</text:p>
          </table:table-cell>
          <table:table-cell table:style-name="ce26" office:value-type="string">
            <text:p>:m #*# RES / free# S87DP9 記事読み / id=B50B(browser=uan) / media=ei / theme=イスラエル；パレスチナ；マサフェル・ヤタ,content=~,w=~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#*# RES / free# S87DP9 記事読み / id=B50B(browser=uan) / media=ei / theme=イスラエル；パレスチナ；マサフェル・ヤタ,content=~,w=~ / genre=~ / other=~">
            <text:p>:m #*# RES / free# S87DP9 記事読み / id=B50B(browser=uan) / media=ei / theme=イスラエル；パレスチナ；マサフェル・ヤタ,content=~,w=~ / genre=~ / 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18" office:value-type="string">
            <text:p>2023-04-20_17-31-56_000.jpg</text:p>
          </table:table-cell>
          <table:table-cell table:style-name="ce26" office:value-type="string">
            <text:p>:m 1*1 RES / JVEMV6 64#238_maeno / 『微粒子から探る物性七変化』 著者=前野昌弘,校注=~ / p.97+ / w=,topic=物性,publisher=~,other=dessin+:d-id.6VLI;res+:r-id.J5G2(nowa);q+:q-id.QLAC(nowa):３乗根、２乗根；q+:q-id.MHIJ(nowa):立方体、等積球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1*1 RES / JVEMV6 64#238_maeno / 『微粒子から探る物性七変化』 著者=前野昌弘,校注=~ / p.97+ / w=,topic=物性,publisher=~,other=dessin+:d-id.6VLI;res+:r-id.J5G2(nowa);q+:q-id.QLAC(nowa):３乗根、２乗根；q+:q-id.MHIJ(nowa):立方体、等積球">
            <text:p>:m 1*1 RES / JVEMV6 64#238_maeno / 『微粒子から探る物性七変化』 著者=前野昌弘,校注=~ / p.97+ / w=,topic=物性,publisher=~,other=dessin+:d-id.6VLI;res+:r-id.J5G2(nowa);q+:q-id.QLAC(nowa):３乗根、２乗根；q+:q-id.MHIJ(nowa):立方体、等積球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4-20_17-32-08_000.jpg</text:p>
          </table:table-cell>
          <table:table-cell table:style-name="ce26" office:value-type="string">
            <text:p>:m 1*1 / read-docs / theme=習近平(xijinping)：講話,content=人大,w=； / genre=~ / other=~, doc-id=P7GO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1*1 / read-docs / theme=習近平(xijinping)：講話,content=人大,w=； / genre=~ / other=~, doc-id=P7GO">
            <text:p>:m 1*1 / read-docs / theme=習近平(xijinping)：講話,content=人大,w=； / genre=~ / other=~, doc-id=P7GO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4-20_17-39-35_000.jpg</text:p>
          </table:table-cell>
          <table:table-cell table:style-name="ce26" office:value-type="string">
            <text:p>:m :? #*# / topic=~ / content=(1/2)(2/3)(3/4)(4/5)... / status=~ / id=~,genre=math,other=~,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:? #*# / topic=~ / content=(1/2)(2/3)(3/4)(4/5)... / status=~ / id=~,genre=math,other=~,">
            <text:p>:m :? #*# / topic=~ / content=(1/2)(2/3)(3/4)(4/5)... / status=~ / id=~,genre=math,other=~,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3-04-20_17-40-39_000.jpg</text:p>
          </table:table-cell>
          <table:table-cell table:style-name="ce26" office:value-type="string">
            <text:p>:m :? #*# / topic=~ / content=波動関数。の、共軛。は、物理的には、何を意味している？正規（共軛の、元の関数。仮決め）の関数で表されるところの、粒子。の、影のようなものか。 / status=~ / id=6EFI,genre=physics,other=~,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:? #*# / topic=~ / content=波動関数。の、共軛。は、物理的には、何を意味している？正規（共軛の、元の関数。仮決め）の関数で表されるところの、粒子。の、影のようなものか。 / status=~ / id=6EFI,genre=physics,other=~,">
            <text:p>:m :? #*# / topic=~ / content=波動関数。の、共軛。は、物理的には、何を意味している？正規（共軛の、元の関数。仮決め）の関数で表されるところの、粒子。の、影のようなものか。 / status=~ / id=6EFI,genre=physics,other=~,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17" office:value-type="string">
            <text:p>2023-04-20_17-40-47_000.jpg</text:p>
          </table:table-cell>
          <table:table-cell table:style-name="ce26" office:value-type="string">
            <text:p>:m :? #*# / topic=~ / content=柱状の容器に、液体を追加する。全体の重心。は、どこか？ / status=~ / id=0UWY(nowa),genre=physics,other=~,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m :? #*# / topic=~ / content=柱状の容器に、液体を追加する。全体の重心。は、どこか？ / status=~ / id=0UWY(nowa),genre=physics,other=~,">
            <text:p>:m :? #*# / topic=~ / content=柱状の容器に、液体を追加する。全体の重心。は、どこか？ / status=~ / id=0UWY(nowa),genre=physics,other=~,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17" office:value-type="string">
            <text:p>2023-04-20_17-42-07_000.jpg</text:p>
          </table:table-cell>
          <table:table-cell table:style-name="ce26" office:value-type="string">
            <text:p>:tome / (lang=ja) / topic=~ / content=知らないと、その知らないものに、振り回されてしまう。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tome / (lang=ja) / topic=~ / content=知らないと、その知らないものに、振り回されてしまう。,other=~">
            <text:p>:tome / (lang=ja) / topic=~ / content=知らないと、その知らないものに、振り回されてしまう。,other=~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8">
            <text:p>1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9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0">2023/04/20</text:date>, <text:time>22:24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4-20T22:24:34</dc:date>
    <dc:creator>iwabuchi ken</dc:creator>
    <meta:editing-duration>P55DT19H42M59S</meta:editing-duration>
    <meta:editing-cycles>18197</meta:editing-cycles>
    <meta:document-statistic meta:table-count="2" meta:cell-count="929" meta:object-count="0"/>
    <meta:user-defined meta:name="qrichtext">1</meta:user-defined>
  </office:meta>
</office:document-meta>
</file>